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" style:family="table-cell" style:parent-style-name="Default" style:data-style-name="N137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gr1" style:family="graphic">
      <style:graphic-properties draw:stroke="solid" svg:stroke-width="0.026cm" svg:stroke-color="#000000" draw:marker-start="msArrowEnd_20_5" draw:marker-start-width="0.21cm" draw:marker-start-center="false" draw:stroke-linejoin="round" draw:fill="solid" draw:fill-color="#ffffc0" draw:textarea-horizontal-align="justify" draw:textarea-vertical-align="middle" draw:auto-grow-height="false" draw:auto-grow-width="false" fo:min-height="1.145cm" fo:padding-top="0.056cm" fo:padding-bottom="0.056cm" fo:padding-left="0.056cm" fo:padding-right="0.056cm" fo:wrap-option="no-wrap" draw:shadow="hidden" draw:shadow-offset-x="0.1cm" draw:shadow-offset-y="0.1cm" draw:shadow-color="#000000" draw:caption-escape-direction="auto"/>
    </style:style>
    <style:style style:name="gr2" style:family="graphic">
      <style:graphic-properties draw:stroke="solid" svg:stroke-width="0.026cm" svg:stroke-color="#000000" draw:marker-start="msArrowEnd_20_5" draw:marker-start-width="0.21cm" draw:marker-start-center="false" draw:stroke-linejoin="round" draw:fill="solid" draw:fill-color="#ffffc0" draw:textarea-horizontal-align="justify" draw:textarea-vertical-align="middle" draw:auto-grow-height="false" draw:auto-grow-width="false" fo:min-height="1.118cm" fo:padding-top="0.056cm" fo:padding-bottom="0.056cm" fo:padding-left="0.056cm" fo:padding-right="0.056cm" fo:wrap-option="no-wrap" draw:shadow="hidden" draw:shadow-offset-x="0.1cm" draw:shadow-offset-y="0.1cm" draw:shadow-color="#000000" draw:caption-escape-direction="auto"/>
    </style:style>
    <style:style style:name="gr3" style:family="graphic">
      <style:graphic-properties draw:stroke="solid" svg:stroke-width="0.026cm" svg:stroke-color="#000000" draw:marker-start="msArrowEnd_20_5" draw:marker-start-width="0.21cm" draw:marker-start-center="false" draw:stroke-linejoin="round" draw:fill="solid" draw:fill-color="#ffffc0" draw:textarea-horizontal-align="justify" draw:textarea-vertical-align="middle" draw:auto-grow-height="false" draw:auto-grow-width="false" fo:min-height="1.435cm" fo:padding-top="0.056cm" fo:padding-bottom="0.056cm" fo:padding-left="0.056cm" fo:padding-right="0.056cm" fo:wrap-option="no-wrap" draw:shadow="hidden" draw:shadow-offset-x="0.1cm" draw:shadow-offset-y="0.1cm" draw:shadow-color="#000000" draw:caption-escape-direction="auto"/>
    </style:style>
    <style:style style:name="gr4" style:family="graphic">
      <style:graphic-properties draw:stroke="solid" svg:stroke-width="0.026cm" svg:stroke-color="#000000" draw:marker-start="msArrowEnd_20_5" draw:marker-start-width="0.21cm" draw:marker-start-center="false" draw:stroke-linejoin="round" draw:fill="solid" draw:fill-color="#ffffc0" draw:textarea-horizontal-align="justify" draw:textarea-vertical-align="middle" draw:auto-grow-height="false" draw:auto-grow-width="false" fo:min-height="1.455cm" fo:padding-top="0.056cm" fo:padding-bottom="0.056cm" fo:padding-left="0.056cm" fo:padding-right="0.056cm" fo:wrap-option="no-wrap" draw:shadow="hidden" draw:shadow-offset-x="0.1cm" draw:shadow-offset-y="0.1cm" draw:shadow-color="#000000" draw:caption-escape-direction="auto"/>
    </style:style>
    <style:style style:name="gr5" style:family="graphic">
      <style:graphic-properties draw:stroke="solid" svg:stroke-width="0.026cm" svg:stroke-color="#000000" draw:marker-start="msArrowEnd_20_5" draw:marker-start-width="0.21cm" draw:marker-start-center="false" draw:stroke-linejoin="round" draw:fill="solid" draw:fill-color="#ffffc0" draw:textarea-horizontal-align="justify" draw:textarea-vertical-align="middle" draw:auto-grow-height="false" draw:auto-grow-width="false" fo:min-height="1.14cm" fo:padding-top="0.056cm" fo:padding-bottom="0.056cm" fo:padding-left="0.056cm" fo:padding-right="0.056cm" fo:wrap-option="no-wrap" draw:shadow="hidden" draw:shadow-offset-x="0.1cm" draw:shadow-offset-y="0.1cm" draw:shadow-color="#000000" draw:caption-escape-direction="auto"/>
    </style:style>
    <style:style style:name="gr6" style:family="graphic">
      <style:graphic-properties draw:stroke="solid" svg:stroke-width="0.026cm" svg:stroke-color="#000000" draw:marker-start="msArrowEnd_20_5" draw:marker-start-width="0.21cm" draw:marker-start-center="false" draw:stroke-linejoin="round" draw:fill="solid" draw:fill-color="#ffffc0" draw:textarea-horizontal-align="justify" draw:textarea-vertical-align="middle" draw:auto-grow-height="false" draw:auto-grow-width="false" fo:min-height="1.144cm" fo:padding-top="0.056cm" fo:padding-bottom="0.056cm" fo:padding-left="0.056cm" fo:padding-right="0.056cm" fo:wrap-option="no-wrap" draw:shadow="hidden" draw:shadow-offset-x="0.1cm" draw:shadow-offset-y="0.1cm" draw:shadow-color="#000000" draw:caption-escape-direction="auto"/>
    </style:style>
    <style:style style:name="gr7" style:family="graphic">
      <style:graphic-properties draw:stroke="solid" svg:stroke-width="0.026cm" svg:stroke-color="#000000" draw:marker-start="msArrowEnd_20_5" draw:marker-start-width="0.21cm" draw:marker-start-center="false" draw:stroke-linejoin="round" draw:fill="solid" draw:fill-color="#ffffc0" draw:textarea-horizontal-align="justify" draw:textarea-vertical-align="middle" draw:auto-grow-height="false" draw:auto-grow-width="false" fo:min-height="1.462cm" fo:padding-top="0.056cm" fo:padding-bottom="0.056cm" fo:padding-left="0.056cm" fo:padding-right="0.056cm" fo:wrap-option="no-wrap" draw:shadow="hidden" draw:shadow-offset-x="0.1cm" draw:shadow-offset-y="0.1cm" draw:shadow-color="#000000" draw:caption-escape-direction="auto"/>
    </style:style>
    <style:style style:name="gr8" style:family="graphic">
      <style:graphic-properties draw:stroke="solid" svg:stroke-width="0.026cm" svg:stroke-color="#000000" draw:marker-start="msArrowEnd_20_5" draw:marker-start-width="0.21cm" draw:marker-start-center="false" draw:stroke-linejoin="round" draw:fill="solid" draw:fill-color="#ffffc0" draw:textarea-horizontal-align="justify" draw:textarea-vertical-align="middle" draw:auto-grow-height="false" draw:auto-grow-width="false" fo:min-height="1.164cm" fo:padding-top="0.056cm" fo:padding-bottom="0.056cm" fo:padding-left="0.056cm" fo:padding-right="0.056cm" fo:wrap-option="no-wrap" draw:shadow="hidden" draw:shadow-offset-x="0.1cm" draw:shadow-offset-y="0.1cm" draw:shadow-color="#000000" draw:caption-escape-direction="auto"/>
    </style:style>
    <style:style style:name="gr9" style:family="graphic">
      <style:graphic-properties draw:stroke="solid" svg:stroke-width="0.026cm" svg:stroke-color="#000000" draw:marker-start="msArrowEnd_20_5" draw:marker-start-width="0.21cm" draw:marker-start-center="false" draw:stroke-linejoin="round" draw:fill="solid" draw:fill-color="#ffffc0" draw:textarea-horizontal-align="justify" draw:textarea-vertical-align="middle" draw:auto-grow-height="false" draw:auto-grow-width="false" fo:min-height="1.428cm" fo:padding-top="0.056cm" fo:padding-bottom="0.056cm" fo:padding-left="0.056cm" fo:padding-right="0.056cm" fo:wrap-option="no-wrap" draw:shadow="hidden" draw:shadow-offset-x="0.1cm" draw:shadow-offset-y="0.1cm" draw:shadow-color="#000000" draw:caption-escape-direction="auto"/>
    </style:style>
    <style:style style:name="gr10" style:family="graphic">
      <style:graphic-properties draw:stroke="solid" svg:stroke-width="0.026cm" svg:stroke-color="#000000" draw:marker-start="msArrowEnd_20_5" draw:marker-start-width="0.21cm" draw:marker-start-center="false" draw:stroke-linejoin="round" draw:fill="solid" draw:fill-color="#ffffc0" draw:textarea-horizontal-align="justify" draw:textarea-vertical-align="middle" draw:auto-grow-height="false" draw:auto-grow-width="false" fo:min-height="1.461cm" fo:padding-top="0.056cm" fo:padding-bottom="0.056cm" fo:padding-left="0.056cm" fo:padding-right="0.056cm" fo:wrap-option="no-wrap" draw:shadow="hidden" draw:shadow-offset-x="0.1cm" draw:shadow-offset-y="0.1cm" draw:shadow-color="#000000" draw:caption-escape-direction="auto"/>
    </style:style>
    <style:style style:name="gr11" style:family="graphic">
      <style:graphic-properties draw:stroke="solid" svg:stroke-width="0.026cm" svg:stroke-color="#000000" draw:marker-start="msArrowEnd_20_5" draw:marker-start-width="0.21cm" draw:marker-start-center="false" draw:stroke-linejoin="round" draw:fill="solid" draw:fill-color="#ffffc0" draw:textarea-horizontal-align="justify" draw:textarea-vertical-align="middle" draw:auto-grow-height="false" draw:auto-grow-width="false" fo:min-height="1.454cm" fo:padding-top="0.056cm" fo:padding-bottom="0.056cm" fo:padding-left="0.056cm" fo:padding-right="0.056cm" fo:wrap-option="no-wrap" draw:shadow="hidden" draw:shadow-offset-x="0.1cm" draw:shadow-offset-y="0.1cm" draw:shadow-color="#000000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fo:text-align="start" style:text-autospace="none" style:line-break="normal" style:writing-mode="lr-tb"/>
      <style:text-properties style:text-outline="false" style:text-line-through-style="none" style:font-name="Arial1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Arial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use-window-font-color="true" style:text-outline="false" style:text-line-through-style="none" style:text-position="0% 100%" style:font-name="Arial1" fo:font-size="8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xx" style:country-asian="none" style:font-style-asian="normal" style:font-weight-asian="normal" style:font-name-complex="Arial1" style:font-size-complex="8pt" style:language-complex="zxx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1" table:default-cell-style-name="ce2"/>
        <table:table-row table:style-name="ro1">
          <table:table-cell office:value-type="string">
            <text:p>Ashfield</text:p>
          </table:table-cell>
          <table:table-cell office:value-type="float" office:value="28.6">
            <office:annotation draw:style-name="gr1" draw:text-style-name="P1" svg:width="7.272cm" svg:height="1.344cm" svg:x="2.371cm" svg:y="0.024cm" draw:caption-point-x="2.135cm" draw:caption-point-y="-0.014cm">
              <dc:date>2010-03-18T00:00:00</dc:date>
              <text:p text:style-name="P1"><text:span text:style-name="T1">30 or less properties sold/bonds lodged. These data are treated with caution, particularly when assessing annual changes.</text:span></text:p>
            </office:annotation>
            <text:p>28.6</text:p>
          </table:table-cell>
        </table:table-row>
        <table:table-row table:style-name="ro1">
          <table:table-cell office:value-type="string">
            <text:p>Auburn</text:p>
          </table:table-cell>
          <table:table-cell office:value-type="float" office:value="18.5">
            <office:annotation draw:style-name="gr2" draw:text-style-name="P1" svg:width="7.272cm" svg:height="1.317cm" svg:x="2.371cm" svg:y="0.474cm" draw:caption-point-x="2.135cm" draw:caption-point-y="-0.015cm">
              <dc:date>2010-03-18T00:00:00</dc:date>
              <text:p text:style-name="P1"><text:span text:style-name="T1">30 or less properties sold/bonds lodged. These data are treated with caution, particularly when assessing annual changes.</text:span></text:p>
            </office:annotation>
            <text:p>18.5</text:p>
          </table:table-cell>
        </table:table-row>
        <table:table-row table:style-name="ro1">
          <table:table-cell office:value-type="string">
            <text:p>Bankstown</text:p>
          </table:table-cell>
          <table:table-cell office:value-type="float" office:value="13.6">
            <text:p>13.6</text:p>
          </table:table-cell>
        </table:table-row>
        <table:table-row table:style-name="ro1">
          <table:table-cell office:value-type="string">
            <text:p>Baulkham Hills</text:p>
          </table:table-cell>
          <table:table-cell>
            <office:annotation draw:style-name="gr3" draw:text-style-name="P1" svg:width="7.272cm" svg:height="1.634cm" svg:x="2.371cm" svg:y="1.374cm" draw:caption-point-x="2.135cm" draw:caption-point-y="-0.015cm">
              <dc:date>2010-03-18T00:00:00</dc:date>
              <text:p text:style-name="P1"><text:span text:style-name="T1">10 or less properties sold/bonds lodged.</text:span></text:p>
              <text:p text:style-name="P1"><text:span text:style-name="T1">not available for publication but included in totals where applicable, unless otherwise indicated</text:span></text:p>
            </office:annotation>
          </table:table-cell>
        </table:table-row>
        <table:table-row table:style-name="ro1">
          <table:table-cell office:value-type="string">
            <text:p>Blacktown</text:p>
          </table:table-cell>
          <table:table-cell office:value-type="float" office:value="16.7">
            <text:p>16.7</text:p>
          </table:table-cell>
        </table:table-row>
        <table:table-row table:style-name="ro1">
          <table:table-cell office:value-type="string">
            <text:p>Blue Mountains</text:p>
          </table:table-cell>
          <table:table-cell office:value-type="float" office:value="6.7">
            <text:p>6.7</text:p>
          </table:table-cell>
        </table:table-row>
        <table:table-row table:style-name="ro1">
          <table:table-cell office:value-type="string">
            <text:p>Botany Bay</text:p>
          </table:table-cell>
          <table:table-cell>
            <office:annotation draw:style-name="gr3" draw:text-style-name="P1" svg:width="7.272cm" svg:height="1.634cm" svg:x="2.371cm" svg:y="2.724cm" draw:caption-point-x="2.135cm" draw:caption-point-y="-0.015cm">
              <dc:date>2010-03-18T00:00:00</dc:date>
              <text:p text:style-name="P1"><text:span text:style-name="T1">10 or less properties sold/bonds lodged.</text:span></text:p>
              <text:p text:style-name="P1"><text:span text:style-name="T1">not available for publication but included in totals where applicable, unless otherwise indicated</text:span></text:p>
            </office:annotation>
          </table:table-cell>
        </table:table-row>
        <table:table-row table:style-name="ro1">
          <table:table-cell office:value-type="string">
            <text:p>Burwood</text:p>
          </table:table-cell>
          <table:table-cell>
            <office:annotation draw:style-name="gr3" draw:text-style-name="P1" svg:width="7.272cm" svg:height="1.634cm" svg:x="2.371cm" svg:y="3.174cm" draw:caption-point-x="2.135cm" draw:caption-point-y="-0.015cm">
              <dc:date>2010-03-18T00:00:00</dc:date>
              <text:p text:style-name="P1"><text:span text:style-name="T1">10 or less properties sold/bonds lodged.</text:span></text:p>
              <text:p text:style-name="P1"><text:span text:style-name="T1">not available for publication but included in totals where applicable, unless otherwise indicated</text:span></text:p>
            </office:annotation>
          </table:table-cell>
        </table:table-row>
        <table:table-row table:style-name="ro1">
          <table:table-cell office:value-type="string">
            <text:p>Camden</text:p>
          </table:table-cell>
          <table:table-cell>
            <office:annotation draw:style-name="gr4" draw:text-style-name="P1" svg:width="7.272cm" svg:height="1.654cm" svg:x="2.371cm" svg:y="3.622cm" draw:caption-point-x="2.135cm" draw:caption-point-y="-0.014cm">
              <dc:date>2010-03-18T00:00:00</dc:date>
              <text:p text:style-name="P1"><text:span text:style-name="T1">10 or less properties sold/bonds lodged.</text:span></text:p>
              <text:p text:style-name="P1"><text:span text:style-name="T1">not available for publication but included in totals where applicable, unless otherwise indicated</text:span></text:p>
            </office:annotation>
          </table:table-cell>
        </table:table-row>
        <table:table-row table:style-name="ro1">
          <table:table-cell office:value-type="string">
            <text:p>Campbelltown</text:p>
          </table:table-cell>
          <table:table-cell office:value-type="float" office:value="17.4">
            <office:annotation draw:style-name="gr5" draw:text-style-name="P1" svg:width="7.272cm" svg:height="1.339cm" svg:x="2.371cm" svg:y="4.072cm" draw:caption-point-x="2.135cm" draw:caption-point-y="-0.014cm">
              <dc:date>2010-03-18T00:00:00</dc:date>
              <text:p text:style-name="P1"><text:span text:style-name="T1">30 or less properties sold/bonds lodged. These data are treated with caution, particularly when assessing annual changes.</text:span></text:p>
            </office:annotation>
            <text:p>17.4</text:p>
          </table:table-cell>
        </table:table-row>
        <table:table-row table:style-name="ro1">
          <table:table-cell office:value-type="string">
            <text:p>Canada Bay</text:p>
          </table:table-cell>
          <table:table-cell office:value-type="float" office:value="17.6">
            <office:annotation draw:style-name="gr5" draw:text-style-name="P1" svg:width="7.272cm" svg:height="1.339cm" svg:x="2.371cm" svg:y="4.522cm" draw:caption-point-x="2.135cm" draw:caption-point-y="-0.014cm">
              <dc:date>2010-03-18T00:00:00</dc:date>
              <text:p text:style-name="P1"><text:span text:style-name="T1">30 or less properties sold/bonds lodged. These data are treated with caution, particularly when assessing annual changes.</text:span></text:p>
            </office:annotation>
            <text:p>17.6</text:p>
          </table:table-cell>
        </table:table-row>
        <table:table-row table:style-name="ro1">
          <table:table-cell office:value-type="string">
            <text:p>Canterbury</text:p>
          </table:table-cell>
          <table:table-cell office:value-type="float" office:value="15.2">
            <text:p>15.2</text:p>
          </table:table-cell>
        </table:table-row>
        <table:table-row table:style-name="ro1">
          <table:table-cell office:value-type="string">
            <text:p>Cessnock</text:p>
          </table:table-cell>
          <table:table-cell office:value-type="float" office:value="5.6">
            <text:p>5.6</text:p>
          </table:table-cell>
        </table:table-row>
        <table:table-row table:style-name="ro1">
          <table:table-cell office:value-type="string">
            <text:p>Fairfield</text:p>
          </table:table-cell>
          <table:table-cell office:value-type="float" office:value="13">
            <text:p>13.0</text:p>
          </table:table-cell>
        </table:table-row>
        <table:table-row table:style-name="ro1">
          <table:table-cell office:value-type="string">
            <text:p>Gosford</text:p>
          </table:table-cell>
          <table:table-cell office:value-type="float" office:value="4.2">
            <text:p>4.2</text:p>
          </table:table-cell>
        </table:table-row>
        <table:table-row table:style-name="ro1">
          <table:table-cell office:value-type="string">
            <text:p>Hawkesbury</text:p>
          </table:table-cell>
          <table:table-cell office:value-type="float" office:value="10.6">
            <office:annotation draw:style-name="gr6" draw:text-style-name="P1" svg:width="7.272cm" svg:height="1.343cm" svg:x="2.371cm" svg:y="6.563cm" draw:caption-point-x="2.135cm" draw:caption-point-y="0.195cm">
              <dc:date>2010-03-18T00:00:00</dc:date>
              <text:p text:style-name="P1"><text:span text:style-name="T1">30 or less properties sold/bonds lodged. These data are treated with caution, particularly when assessing annual changes.</text:span></text:p>
            </office:annotation>
            <text:p>10.6</text:p>
          </table:table-cell>
        </table:table-row>
        <table:table-row table:style-name="ro1">
          <table:table-cell office:value-type="string">
            <text:p>Holroyd</text:p>
          </table:table-cell>
          <table:table-cell office:value-type="float" office:value="10.7">
            <text:p>10.7</text:p>
          </table:table-cell>
        </table:table-row>
        <table:table-row table:style-name="ro1">
          <table:table-cell office:value-type="string">
            <text:p>Hornsby</text:p>
          </table:table-cell>
          <table:table-cell office:value-type="float" office:value="12.9">
            <office:annotation draw:style-name="gr6" draw:text-style-name="P1" svg:width="7.272cm" svg:height="1.343cm" svg:x="2.371cm" svg:y="7.462cm" draw:caption-point-x="2.135cm" draw:caption-point-y="0.195cm">
              <dc:date>2010-03-18T00:00:00</dc:date>
              <text:p text:style-name="P1"><text:span text:style-name="T1">30 or less properties sold/bonds lodged. These data are treated with caution, particularly when assessing annual changes.</text:span></text:p>
            </office:annotation>
            <text:p>12.9</text:p>
          </table:table-cell>
        </table:table-row>
        <table:table-row table:style-name="ro1">
          <table:table-cell office:value-type="string">
            <text:p>Hunters Hill</text:p>
          </table:table-cell>
          <table:table-cell>
            <office:annotation draw:style-name="gr7" draw:text-style-name="P1" svg:width="7.272cm" svg:height="1.661cm" svg:x="2.371cm" svg:y="7.912cm" draw:caption-point-x="2.135cm" draw:caption-point-y="0.195cm">
              <dc:date>2010-03-18T00:00:00</dc:date>
              <text:p text:style-name="P1"><text:span text:style-name="T1">10 or less properties sold/bonds lodged.</text:span></text:p>
              <text:p text:style-name="P1"><text:span text:style-name="T1">not available for publication but included in totals where applicable, unless otherwise indicated</text:span></text:p>
            </office:annotation>
          </table:table-cell>
        </table:table-row>
        <table:table-row table:style-name="ro1">
          <table:table-cell office:value-type="string">
            <text:p>Hurstville</text:p>
          </table:table-cell>
          <table:table-cell office:value-type="float" office:value="9.1">
            <office:annotation draw:style-name="gr8" draw:text-style-name="P1" svg:width="7.272cm" svg:height="1.363cm" svg:x="2.371cm" svg:y="8.362cm" draw:caption-point-x="2.135cm" draw:caption-point-y="0.195cm">
              <dc:date>2010-03-18T00:00:00</dc:date>
              <text:p text:style-name="P1"><text:span text:style-name="T1">30 or less properties sold/bonds lodged. These data are treated with caution, particularly when assessing annual changes.</text:span></text:p>
            </office:annotation>
            <text:p>9.1</text:p>
          </table:table-cell>
        </table:table-row>
        <table:table-row table:style-name="ro1">
          <table:table-cell office:value-type="string">
            <text:p>Kiama</text:p>
          </table:table-cell>
          <table:table-cell>
            <office:annotation draw:style-name="gr4" draw:text-style-name="P1" svg:width="7.272cm" svg:height="1.654cm" svg:x="2.371cm" svg:y="8.812cm" draw:caption-point-x="2.135cm" draw:caption-point-y="0.195cm">
              <dc:date>2010-03-18T00:00:00</dc:date>
              <text:p text:style-name="P1"><text:span text:style-name="T1">10 or less properties sold/bonds lodged.</text:span></text:p>
              <text:p text:style-name="P1"><text:span text:style-name="T1">not available for publication but included in totals where applicable, unless otherwise indicated</text:span></text:p>
            </office:annotation>
          </table:table-cell>
        </table:table-row>
        <table:table-row table:style-name="ro1">
          <table:table-cell office:value-type="string">
            <text:p>Kogarah</text:p>
          </table:table-cell>
          <table:table-cell>
            <office:annotation draw:style-name="gr9" draw:text-style-name="P1" svg:width="7.272cm" svg:height="1.627cm" svg:x="2.371cm" svg:y="9.083cm" draw:caption-point-x="2.135cm" draw:caption-point-y="0.374cm">
              <dc:date>2010-03-18T00:00:00</dc:date>
              <text:p text:style-name="P1"><text:span text:style-name="T1">10 or less properties sold/bonds lodged.</text:span></text:p>
              <text:p text:style-name="P1"><text:span text:style-name="T1">not available for publication but included in totals where applicable, unless otherwise indicated</text:span></text:p>
            </office:annotation>
          </table:table-cell>
        </table:table-row>
        <table:table-row table:style-name="ro1">
          <table:table-cell office:value-type="string">
            <text:p>Ku-ring-gai</text:p>
          </table:table-cell>
          <table:table-cell office:value-type="float" office:value="4.3">
            <office:annotation draw:style-name="gr1" draw:text-style-name="P1" svg:width="7.272cm" svg:height="1.344cm" svg:x="2.371cm" svg:y="9.526cm" draw:caption-point-x="2.135cm" draw:caption-point-y="0.381cm">
              <dc:date>2010-03-18T00:00:00</dc:date>
              <text:p text:style-name="P1"><text:span text:style-name="T1">30 or less properties sold/bonds lodged. These data are treated with caution, particularly when assessing annual changes.</text:span></text:p>
            </office:annotation>
            <text:p>4.3</text:p>
          </table:table-cell>
        </table:table-row>
        <table:table-row table:style-name="ro1">
          <table:table-cell office:value-type="string">
            <text:p>Lake Macquarie</text:p>
          </table:table-cell>
          <table:table-cell office:value-type="float" office:value="6.4">
            <text:p>6.4</text:p>
          </table:table-cell>
        </table:table-row>
        <table:table-row table:style-name="ro1">
          <table:table-cell office:value-type="string">
            <text:p>Lane Cove</text:p>
          </table:table-cell>
          <table:table-cell>
            <office:annotation draw:style-name="gr3" draw:text-style-name="P1" svg:width="7.272cm" svg:height="1.634cm" svg:x="2.371cm" svg:y="10.425cm" draw:caption-point-x="2.135cm" draw:caption-point-y="0.381cm">
              <dc:date>2010-03-18T00:00:00</dc:date>
              <text:p text:style-name="P1"><text:span text:style-name="T1">10 or less properties sold/bonds lodged.</text:span></text:p>
              <text:p text:style-name="P1"><text:span text:style-name="T1">not available for publication but included in totals where applicable, unless otherwise indicated</text:span></text:p>
            </office:annotation>
          </table:table-cell>
        </table:table-row>
        <table:table-row table:style-name="ro1">
          <table:table-cell office:value-type="string">
            <text:p>Leichhardt</text:p>
          </table:table-cell>
          <table:table-cell office:value-type="float" office:value="19.6">
            <text:p>19.6</text:p>
          </table:table-cell>
        </table:table-row>
        <table:table-row table:style-name="ro1">
          <table:table-cell office:value-type="string">
            <text:p>Liverpool</text:p>
          </table:table-cell>
          <table:table-cell office:value-type="float" office:value="11.2">
            <office:annotation draw:style-name="gr6" draw:text-style-name="P1" svg:width="7.272cm" svg:height="1.343cm" svg:x="2.371cm" svg:y="11.325cm" draw:caption-point-x="2.135cm" draw:caption-point-y="0.381cm">
              <dc:date>2010-03-18T00:00:00</dc:date>
              <text:p text:style-name="P1"><text:span text:style-name="T1">30 or less properties sold/bonds lodged. These data are treated with caution, particularly when assessing annual changes.</text:span></text:p>
            </office:annotation>
            <text:p>11.2</text:p>
          </table:table-cell>
        </table:table-row>
        <table:table-row table:style-name="ro1">
          <table:table-cell office:value-type="string">
            <text:p>Maitland</text:p>
          </table:table-cell>
          <table:table-cell office:value-type="float" office:value="14.3">
            <office:annotation draw:style-name="gr6" draw:text-style-name="P1" svg:width="7.272cm" svg:height="1.343cm" svg:x="2.371cm" svg:y="11.775cm" draw:caption-point-x="2.135cm" draw:caption-point-y="0.381cm">
              <dc:date>2010-03-18T00:00:00</dc:date>
              <text:p text:style-name="P1"><text:span text:style-name="T1">30 or less properties sold/bonds lodged. These data are treated with caution, particularly when assessing annual changes.</text:span></text:p>
            </office:annotation>
            <text:p>14.3</text:p>
          </table:table-cell>
        </table:table-row>
        <table:table-row table:style-name="ro1">
          <table:table-cell office:value-type="string">
            <text:p>Manly</text:p>
          </table:table-cell>
          <table:table-cell>
            <office:annotation draw:style-name="gr10" draw:text-style-name="P1" svg:width="7.272cm" svg:height="1.66cm" svg:x="2.371cm" svg:y="12.225cm" draw:caption-point-x="2.135cm" draw:caption-point-y="0.381cm">
              <dc:date>2010-03-18T00:00:00</dc:date>
              <text:p text:style-name="P1"><text:span text:style-name="T1">10 or less properties sold/bonds lodged.</text:span></text:p>
              <text:p text:style-name="P1"><text:span text:style-name="T1">not available for publication but included in totals where applicable, unless otherwise indicated</text:span></text:p>
            </office:annotation>
          </table:table-cell>
        </table:table-row>
        <table:table-row table:style-name="ro1">
          <table:table-cell office:value-type="string">
            <text:p>Marrickville</text:p>
          </table:table-cell>
          <table:table-cell office:value-type="float" office:value="5.3">
            <text:p>5.3</text:p>
          </table:table-cell>
        </table:table-row>
        <table:table-row table:style-name="ro1">
          <table:table-cell office:value-type="string">
            <text:p>Mosman</text:p>
          </table:table-cell>
          <table:table-cell>
            <office:annotation draw:style-name="gr4" draw:text-style-name="P1" svg:width="7.272cm" svg:height="1.654cm" svg:x="2.371cm" svg:y="13.125cm" draw:caption-point-x="2.135cm" draw:caption-point-y="0.381cm">
              <dc:date>2010-03-18T00:00:00</dc:date>
              <text:p text:style-name="P1"><text:span text:style-name="T1">10 or less properties sold/bonds lodged.</text:span></text:p>
              <text:p text:style-name="P1"><text:span text:style-name="T1">not available for publication but included in totals where applicable, unless otherwise indicated</text:span></text:p>
            </office:annotation>
          </table:table-cell>
        </table:table-row>
        <table:table-row table:style-name="ro1">
          <table:table-cell office:value-type="string">
            <text:p>Newcastle</text:p>
          </table:table-cell>
          <table:table-cell office:value-type="float" office:value="5.7">
            <text:p>5.7</text:p>
          </table:table-cell>
        </table:table-row>
        <table:table-row table:style-name="ro1">
          <table:table-cell office:value-type="string">
            <text:p>North Sydney</text:p>
          </table:table-cell>
          <table:table-cell>
            <office:annotation draw:style-name="gr11" draw:text-style-name="P1" svg:width="7.272cm" svg:height="1.653cm" svg:x="2.371cm" svg:y="13.82cm" draw:caption-point-x="2.135cm" draw:caption-point-y="0.585cm">
              <dc:date>2010-03-18T00:00:00</dc:date>
              <text:p text:style-name="P1"><text:span text:style-name="T1">10 or less properties sold/bonds lodged.</text:span></text:p>
              <text:p text:style-name="P1"><text:span text:style-name="T1">not available for publication but included in totals where applicable, unless otherwise indicated</text:span></text:p>
            </office:annotation>
          </table:table-cell>
        </table:table-row>
        <table:table-row table:style-name="ro1">
          <table:table-cell office:value-type="string">
            <text:p>Parramatta</text:p>
          </table:table-cell>
          <table:table-cell office:value-type="float" office:value="15.2">
            <text:p>15.2</text:p>
          </table:table-cell>
        </table:table-row>
        <table:table-row table:style-name="ro1">
          <table:table-cell office:value-type="string">
            <text:p>Penrith</text:p>
          </table:table-cell>
          <table:table-cell office:value-type="float" office:value="21.4">
            <office:annotation draw:style-name="gr1" draw:text-style-name="P1" svg:width="7.272cm" svg:height="1.344cm" svg:x="2.371cm" svg:y="14.714cm" draw:caption-point-x="2.135cm" draw:caption-point-y="0.591cm">
              <dc:date>2010-03-18T00:00:00</dc:date>
              <text:p text:style-name="P1"><text:span text:style-name="T1">30 or less properties sold/bonds lodged. These data are treated with caution, particularly when assessing annual changes.</text:span></text:p>
            </office:annotation>
            <text:p>21.4</text:p>
          </table:table-cell>
        </table:table-row>
        <table:table-row table:style-name="ro1">
          <table:table-cell office:value-type="string">
            <text:p>Pittwater</text:p>
          </table:table-cell>
          <table:table-cell office:value-type="float" office:value="54.1">
            <office:annotation draw:style-name="gr1" draw:text-style-name="P1" svg:width="7.272cm" svg:height="1.344cm" svg:x="2.371cm" svg:y="15.164cm" draw:caption-point-x="2.135cm" draw:caption-point-y="0.591cm">
              <dc:date>2010-03-18T00:00:00</dc:date>
              <text:p text:style-name="P1"><text:span text:style-name="T1">30 or less properties sold/bonds lodged. These data are treated with caution, particularly when assessing annual changes.</text:span></text:p>
            </office:annotation>
            <text:p>54.1</text:p>
          </table:table-cell>
        </table:table-row>
        <table:table-row table:style-name="ro1">
          <table:table-cell office:value-type="string">
            <text:p>Port Stephens</text:p>
          </table:table-cell>
          <table:table-cell office:value-type="float" office:value="7.1">
            <office:annotation draw:style-name="gr6" draw:text-style-name="P1" svg:width="7.272cm" svg:height="1.343cm" svg:x="2.371cm" svg:y="15.615cm" draw:caption-point-x="2.135cm" draw:caption-point-y="0.59cm">
              <dc:date>2010-03-18T00:00:00</dc:date>
              <text:p text:style-name="P1"><text:span text:style-name="T1">30 or less properties sold/bonds lodged. These data are treated with caution, particularly when assessing annual changes.</text:span></text:p>
            </office:annotation>
            <text:p>7.1</text:p>
          </table:table-cell>
        </table:table-row>
        <table:table-row table:style-name="ro1">
          <table:table-cell office:value-type="string">
            <text:p>Randwick</text:p>
          </table:table-cell>
          <table:table-cell office:value-type="float" office:value="10">
            <office:annotation draw:style-name="gr6" draw:text-style-name="P1" svg:width="7.272cm" svg:height="1.343cm" svg:x="2.371cm" svg:y="16.064cm" draw:caption-point-x="2.135cm" draw:caption-point-y="0.591cm">
              <dc:date>2010-03-18T00:00:00</dc:date>
              <text:p text:style-name="P1"><text:span text:style-name="T1">30 or less properties sold/bonds lodged. These data are treated with caution, particularly when assessing annual changes.</text:span></text:p>
            </office:annotation>
            <text:p>10.0</text:p>
          </table:table-cell>
        </table:table-row>
        <table:table-row table:style-name="ro1">
          <table:table-cell office:value-type="string">
            <text:p>Rockdale</text:p>
          </table:table-cell>
          <table:table-cell office:value-type="float" office:value="4">
            <text:p>4.0</text:p>
          </table:table-cell>
        </table:table-row>
        <table:table-row table:style-name="ro1">
          <table:table-cell office:value-type="string">
            <text:p>Ryde</text:p>
          </table:table-cell>
          <table:table-cell office:value-type="float" office:value="6.3">
            <office:annotation draw:style-name="gr6" draw:text-style-name="P1" svg:width="7.272cm" svg:height="1.343cm" svg:x="2.371cm" svg:y="16.963cm" draw:caption-point-x="2.135cm" draw:caption-point-y="0.591cm">
              <dc:date>2010-03-18T00:00:00</dc:date>
              <text:p text:style-name="P1"><text:span text:style-name="T1">30 or less properties sold/bonds lodged. These data are treated with caution, particularly when assessing annual changes.</text:span></text:p>
            </office:annotation>
            <text:p>6.3</text:p>
          </table:table-cell>
        </table:table-row>
        <table:table-row table:style-name="ro1">
          <table:table-cell office:value-type="string">
            <text:p>Shellharbour</text:p>
          </table:table-cell>
          <table:table-cell office:value-type="float" office:value="13.6">
            <office:annotation draw:style-name="gr8" draw:text-style-name="P1" svg:width="7.272cm" svg:height="1.363cm" svg:x="2.371cm" svg:y="17.413cm" draw:caption-point-x="2.135cm" draw:caption-point-y="0.591cm">
              <dc:date>2010-03-18T00:00:00</dc:date>
              <text:p text:style-name="P1"><text:span text:style-name="T1">30 or less properties sold/bonds lodged. These data are treated with caution, particularly when assessing annual changes.</text:span></text:p>
            </office:annotation>
            <text:p>13.6</text:p>
          </table:table-cell>
        </table:table-row>
        <table:table-row table:style-name="ro1">
          <table:table-cell office:value-type="string">
            <text:p>Strathfield</text:p>
          </table:table-cell>
          <table:table-cell>
            <office:annotation draw:style-name="gr4" draw:text-style-name="P1" svg:width="7.272cm" svg:height="1.654cm" svg:x="2.371cm" svg:y="17.657cm" draw:caption-point-x="2.135cm" draw:caption-point-y="0.797cm">
              <dc:date>2010-03-18T00:00:00</dc:date>
              <text:p text:style-name="P1"><text:span text:style-name="T1">10 or less properties sold/bonds lodged.</text:span></text:p>
              <text:p text:style-name="P1"><text:span text:style-name="T1">not available for publication but included in totals where applicable, unless otherwise indicated</text:span></text:p>
            </office:annotation>
          </table:table-cell>
        </table:table-row>
        <table:table-row table:style-name="ro1">
          <table:table-cell office:value-type="string">
            <text:p>Sutherland</text:p>
          </table:table-cell>
          <table:table-cell office:value-type="float" office:value="21.2">
            <text:p>21.2</text:p>
          </table:table-cell>
        </table:table-row>
        <table:table-row table:style-name="ro1">
          <table:table-cell office:value-type="string">
            <text:p>Sydney</text:p>
          </table:table-cell>
          <table:table-cell office:value-type="float" office:value="5.3">
            <office:annotation draw:style-name="gr1" draw:text-style-name="P1" svg:width="7.272cm" svg:height="1.344cm" svg:x="2.371cm" svg:y="18.577cm" draw:caption-point-x="2.135cm" draw:caption-point-y="0.777cm">
              <dc:date>2010-03-18T00:00:00</dc:date>
              <text:p text:style-name="P1"><text:span text:style-name="T1">30 or less properties sold/bonds lodged. These data are treated with caution, particularly when assessing annual changes.</text:span></text:p>
            </office:annotation>
            <text:p>5.3</text:p>
          </table:table-cell>
        </table:table-row>
        <table:table-row table:style-name="ro1">
          <table:table-cell office:value-type="string">
            <text:p>Warringah</text:p>
          </table:table-cell>
          <table:table-cell office:value-type="float" office:value="8.2">
            <office:annotation draw:style-name="gr6" draw:text-style-name="P1" svg:width="7.272cm" svg:height="1.343cm" svg:x="2.371cm" svg:y="19.028cm" draw:caption-point-x="2.135cm" draw:caption-point-y="0.776cm">
              <dc:date>2010-03-18T00:00:00</dc:date>
              <text:p text:style-name="P1"><text:span text:style-name="T1">30 or less properties sold/bonds lodged. These data are treated with caution, particularly when assessing annual changes.</text:span></text:p>
            </office:annotation>
            <text:p>8.2</text:p>
          </table:table-cell>
        </table:table-row>
        <table:table-row table:style-name="ro1">
          <table:table-cell office:value-type="string">
            <text:p>Waverley</text:p>
          </table:table-cell>
          <table:table-cell>
            <office:annotation draw:style-name="gr3" draw:text-style-name="P1" svg:width="7.272cm" svg:height="1.634cm" svg:x="2.371cm" svg:y="19.478cm" draw:caption-point-x="2.135cm" draw:caption-point-y="0.776cm">
              <dc:date>2010-03-18T00:00:00</dc:date>
              <text:p text:style-name="P1"><text:span text:style-name="T1">10 or less properties sold/bonds lodged.</text:span></text:p>
              <text:p text:style-name="P1"><text:span text:style-name="T1">not available for publication but included in totals where applicable, unless otherwise indicated</text:span></text:p>
            </office:annotation>
          </table:table-cell>
        </table:table-row>
        <table:table-row table:style-name="ro1">
          <table:table-cell office:value-type="string">
            <text:p>Willoughby</text:p>
          </table:table-cell>
          <table:table-cell office:value-type="float" office:value="1.4">
            <office:annotation draw:style-name="gr6" draw:text-style-name="P1" svg:width="7.272cm" svg:height="1.343cm" svg:x="2.371cm" svg:y="19.927cm" draw:caption-point-x="2.135cm" draw:caption-point-y="0.776cm">
              <dc:date>2010-03-18T00:00:00</dc:date>
              <text:p text:style-name="P1"><text:span text:style-name="T1">30 or less properties sold/bonds lodged. These data are treated with caution, particularly when assessing annual changes.</text:span></text:p>
            </office:annotation>
            <text:p>1.4</text:p>
          </table:table-cell>
        </table:table-row>
        <table:table-row table:style-name="ro1">
          <table:table-cell office:value-type="string">
            <text:p>Wollondilly</text:p>
          </table:table-cell>
          <table:table-cell>
            <office:annotation draw:style-name="gr3" draw:text-style-name="P1" svg:width="7.272cm" svg:height="1.634cm" svg:x="2.371cm" svg:y="20.377cm" draw:caption-point-x="2.135cm" draw:caption-point-y="0.776cm">
              <dc:date>2010-03-18T00:00:00</dc:date>
              <text:p text:style-name="P1"><text:span text:style-name="T1">10 or less properties sold/bonds lodged.</text:span></text:p>
              <text:p text:style-name="P1"><text:span text:style-name="T1">not available for publication but included in totals where applicable, unless otherwise indicated</text:span></text:p>
            </office:annotation>
          </table:table-cell>
        </table:table-row>
        <table:table-row table:style-name="ro1">
          <table:table-cell office:value-type="string">
            <text:p>Wollongong</text:p>
          </table:table-cell>
          <table:table-cell office:value-type="float" office:value="8.3">
            <text:p>8.3</text:p>
          </table:table-cell>
        </table:table-row>
        <table:table-row table:style-name="ro1">
          <table:table-cell office:value-type="string">
            <text:p>Woollahra</text:p>
          </table:table-cell>
          <table:table-cell>
            <office:annotation draw:style-name="gr3" draw:text-style-name="P1" svg:width="7.272cm" svg:height="1.634cm" svg:x="2.371cm" svg:y="21.276cm" draw:caption-point-x="2.135cm" draw:caption-point-y="0.777cm">
              <dc:date>2010-03-18T00:00:00</dc:date>
              <text:p text:style-name="P1"><text:span text:style-name="T1">10 or less properties sold/bonds lodged.</text:span></text:p>
              <text:p text:style-name="P1"><text:span text:style-name="T1">not available for publication but included in totals where applicable, unless otherwise indicated</text:span></text:p>
            </office:annotation>
          </table:table-cell>
        </table:table-row>
        <table:table-row table:style-name="ro1">
          <table:table-cell office:value-type="string">
            <text:p>Wyong</text:p>
          </table:table-cell>
          <table:table-cell office:value-type="float" office:value="10">
            <text:p>10.0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AU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$</number:text>
      <number:number number:decimal-places="0" number:min-integer-digits="1" number:grouping="true"/>
    </number:number-style>
    <number:number-style style:name="N108">
      <number:text>-$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text>$</number:text>
      <number:number number:decimal-places="0" number:min-integer-digits="1" number:grouping="true"/>
    </number:number-style>
    <number:number-style style:name="N109">
      <style:text-properties fo:color="#ff0000"/>
      <number:text>-$</number:text>
      <number:number number:decimal-places="0" number:min-integer-digits="1" number:grouping="true"/>
      <style:map style:condition="value()&gt;=0" style:apply-style-name="N109P0"/>
    </number:number-style>
    <number:number-style style:name="N111P0" style:volatile="true">
      <number:text>$</number:text>
      <number:number number:decimal-places="2" number:min-integer-digits="1" number:grouping="true"/>
    </number:number-style>
    <number:number-style style:name="N111">
      <number:text>-$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text>$</number:text>
      <number:number number:decimal-places="2" number:min-integer-digits="1" number:grouping="true"/>
    </number:number-style>
    <number:number-style style:name="N112">
      <style:text-properties fo:color="#ff0000"/>
      <number:text>-$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-</number:text>
      <number:number number:decimal-places="0" number:min-integer-digits="1" number:grouping="true"/>
      <number:text> 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$</number:text>
      <number:number number:decimal-places="0" number:min-integer-digits="1" number:grouping="true"/>
      <number:text> </number:text>
    </number:number-style>
    <number:number-style style:name="N124P1" style:volatile="true">
      <number:text>-$</number:text>
      <number:number number:decimal-places="0" number:min-integer-digits="1" number:grouping="true"/>
      <number:text> </number:text>
    </number:number-style>
    <number:number-style style:name="N124P2" style:volatile="true">
      <number:text> $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-</number:text>
      <number:number number:decimal-places="2" number:min-integer-digits="1" number:grouping="true"/>
      <number:text> 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$</number:text>
      <number:number number:decimal-places="2" number:min-integer-digits="1" number:grouping="true"/>
      <number:text> </number:text>
    </number:number-style>
    <number:number-style style:name="N132P1" style:volatile="true">
      <number:text>-$</number:text>
      <number:number number:decimal-places="2" number:min-integer-digits="1" number:grouping="true"/>
      <number:text> </number:text>
    </number:number-style>
    <number:number-style style:name="N132P2" style:volatile="true">
      <number:text> $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7">
      <number:number number:decimal-places="1" number:min-integer-digits="1" number:grouping="true"/>
    </number:number-style>
    <number:date-style style:name="N5106" number:language="en" number:country="AU">
      <number:day/>
      <number:text>/</number:text>
      <number:month number:style="long"/>
      <number:text>/</number:text>
      <number:year number:style="long"/>
    </number:date-style>
    <number:date-style style:name="N5107" number:language="en" number:country="AU">
      <number:day/>
      <number:text>-</number:text>
      <number:month number:textual="true"/>
      <number:text>-</number:text>
      <number:year/>
    </number:date-style>
    <number:date-style style:name="N5108" number:language="en" number:country="AU">
      <number:day/>
      <number:text>-</number:text>
      <number:month number:textual="true"/>
    </number:date-style>
    <number:date-style style:name="N5109" number:language="en" number:country="AU">
      <number:month number:textual="true"/>
      <number:text>-</number:text>
      <number:year/>
    </number:date-style>
    <number:time-style style:name="N5110" number:language="en" number:country="AU">
      <number:hours/>
      <number:text>:</number:text>
      <number:minutes number:style="long"/>
      <number:text> </number:text>
      <number:am-pm/>
    </number:time-style>
    <number:time-style style:name="N5111" number:language="en" number:country="A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2" number:language="en" number:country="AU">
      <number:hours/>
      <number:text>:</number:text>
      <number:minutes number:style="long"/>
    </number:time-style>
    <number:time-style style:name="N5113" number:language="en" number:country="AU">
      <number:hours/>
      <number:text>:</number:text>
      <number:minutes number:style="long"/>
      <number:text>:</number:text>
      <number:seconds number:style="long"/>
    </number:time-style>
    <number:date-style style:name="N5114" number:language="en" number:country="AU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msArrowEnd_20_5" draw:display-name="msArrowEnd 5" svg:viewBox="0 0 210 210" svg:d="m105 0 105 210h-21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18">18/03/2010</text:date>, <text:time>18:59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Ryan </meta:initial-creator>
    <meta:creation-date>2010-03-18T18:51:24</meta:creation-date>
    <dc:date>2010-03-18T18:53:35</dc:date>
    <dc:creator>Ryan </dc:creator>
    <meta:editing-duration>PT00H02M12S</meta:editing-duration>
    <meta:editing-cycles>1</meta:editing-cycles>
    <meta:generator>OpenOffice.org/3.1$Unix OpenOffice.org_project/310m19$Build-9420</meta:generator>
    <meta:document-statistic meta:table-count="3" meta:cell-count="102" meta:object-count="0"/>
  </office:meta>
</office:document-meta>
</file>